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 Sans" svg:font-family="'Open Sans'" style:font-pitch="variable"/>
    <style:font-face style:name="Open Sans1" svg:font-family="'Open Sans'"/>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1">
      <style:graphic-properties draw:stroke="solid" svg:stroke-width="0.026cm" svg:stroke-color="#cc0000" draw:stroke-linejoin="round" svg:stroke-linecap="butt" draw:fill="none" loext:fill-use-slide-background="fals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2" style:family="graphic" style:parent-style-name="standard" style:list-style-name="L2">
      <style:graphic-properties draw:stroke="solid" svg:stroke-width="0.026cm" svg:stroke-color="#cc0000" draw:stroke-linejoin="round" svg:stroke-linecap="butt" draw:fill="none" loext:fill-use-slide-background="fals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3" style:family="graphic" style:parent-style-name="standard" style:list-style-name="L2">
      <style:graphic-properties draw:stroke="solid" svg:stroke-width="0.026cm" svg:stroke-color="#4285f4" draw:stroke-linejoin="round" svg:stroke-linecap="butt" draw:fill="none" loext:fill-use-slide-background="fals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list-style-name="L1">
      <style:graphic-properties draw:stroke="solid" svg:stroke-width="0.026cm" svg:stroke-color="#0097a7" draw:stroke-linejoin="round" svg:stroke-linecap="butt" draw:fill="none" loext:fill-use-slide-background="fals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5" style:family="graphic" style:parent-style-name="standard" style:list-style-name="L1">
      <style:graphic-properties draw:stroke="solid" svg:stroke-width="0.026cm" svg:stroke-color="#0097a7" draw:stroke-linejoin="round" svg:stroke-linecap="butt" draw:fill="none" loext:fill-use-slide-background="fals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list-style-name="L1">
      <style:graphic-properties draw:stroke="solid" svg:stroke-width="0.026cm" svg:stroke-color="#cc0000" draw:stroke-linejoin="round" svg:stroke-linecap="butt" draw:fill="none" loext:fill-use-slide-background="fals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7" style:family="graphic" style:parent-style-name="standard" style:list-style-name="L1">
      <style:graphic-properties draw:stroke="solid" svg:stroke-width="0.026cm" svg:stroke-color="#0097a7" draw:stroke-linejoin="round" svg:stroke-linecap="butt" draw:fill="none" loext:fill-use-slide-background="fals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8" style:family="graphic" style:parent-style-name="standard" style:list-style-name="L2">
      <style:graphic-properties draw:stroke="dash" draw:stroke-dash="Long_20_Dot" svg:stroke-width="0.026cm" svg:stroke-color="#000000" draw:stroke-linejoin="round" svg:stroke-linecap="butt" draw:fill="none" loext:fill-use-slide-background="false" draw:textarea-vertical-align="top" draw:auto-grow-height="true" draw:fit-to-size="false" style:shrink-to-fit="false" fo:min-height="0cm" fo:min-width="0cm" fo:padding-top="0.213cm" fo:padding-bottom="0.213cm" fo:padding-left="0.254cm" fo:padding-right="0.254cm" fo:wrap-option="wrap"/>
      <style:paragraph-properties style:writing-mode="lr-tb"/>
    </style:style>
    <style:style style:name="gr9" style:family="graphic" style:parent-style-name="standard" style:list-style-name="L2">
      <style:graphic-properties draw:stroke="dash" draw:stroke-dash="Long_20_Dot" svg:stroke-width="0.026cm" svg:stroke-color="#000000" draw:stroke-linejoin="round" svg:stroke-linecap="butt" draw:fill="none" loext:fill-use-slide-background="false" draw:textarea-vertical-align="top" draw:auto-grow-height="true" draw:fit-to-size="false" style:shrink-to-fit="false" fo:min-height="0cm" fo:min-width="0cm" fo:padding-top="0.213cm" fo:padding-bottom="0.213cm" fo:padding-left="0.254cm" fo:padding-right="0.254cm" fo:wrap-option="wrap"/>
      <style:paragraph-properties style:writing-mode="lr-tb"/>
    </style:style>
    <style:style style:name="gr10" style:family="graphic" style:parent-style-name="standard" style:list-style-name="L2">
      <style:graphic-properties draw:stroke="dash" draw:stroke-dash="Long_20_Dot" svg:stroke-width="0.026cm" svg:stroke-color="#000000" draw:stroke-linejoin="round" svg:stroke-linecap="butt" draw:fill="none" loext:fill-use-slide-background="false" draw:textarea-vertical-align="top" draw:auto-grow-height="true" draw:fit-to-size="false" style:shrink-to-fit="false" fo:min-height="0cm" fo:min-width="0cm" fo:padding-top="0.213cm" fo:padding-bottom="0.213cm" fo:padding-left="0.254cm" fo:padding-right="0.254cm" fo:wrap-option="wrap"/>
      <style:paragraph-properties style:writing-mode="lr-tb"/>
    </style:style>
    <style:style style:name="gr11" style:family="graphic">
      <style:graphic-properties style:protect="size"/>
    </style:style>
    <style:style style:name="pr1" style:family="presentation" style:parent-style-name="TITLE-notes" style:list-style-name="L3">
      <style:graphic-properties draw:stroke="none" svg:stroke-width="0cm" draw:fill="none" draw:fill-color="#ffffff" loext:fill-use-slide-background="false"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 style:family="text">
      <style:text-properties fo:font-variant="normal" fo:text-transform="none" fo:color="#cc0000" loext:opacity="100%" style:text-outline="false" style:text-line-through-style="none" style:text-line-through-type="none" style:text-position="0% 100%" style:font-name="Open Sans1" fo:font-size="9pt" fo:letter-spacing="normal" fo:language="fr" fo:country="none" fo:font-style="normal" style:text-underline-style="none" fo:font-weight="bold" fo:background-color="transparent" style:font-name-asian="Open Sans1" style:font-size-asian="9pt" style:font-style-asian="normal" style:font-weight-asian="bold" style:font-name-complex="Open Sans1" style:font-size-complex="9pt" style:font-style-complex="normal" style:font-weight-complex="bold"/>
    </style:style>
    <style:style style:name="T2" style:family="text">
      <style:text-properties fo:font-variant="normal" fo:text-transform="none" fo:color="#cc0000" loext:opacity="100%" style:text-outline="false" style:text-line-through-style="none" style:text-line-through-type="none" style:text-position="0% 100%" style:font-name="Open Sans1" fo:font-size="7pt" fo:letter-spacing="normal" fo:language="fr" fo:country="none" fo:font-style="normal" style:text-underline-style="none" fo:font-weight="normal" fo:background-color="transparent" style:font-name-asian="Open Sans1" style:font-size-asian="7pt" style:font-style-asian="normal" style:font-weight-asian="normal" style:font-name-complex="Open Sans1" style:font-size-complex="7pt" style:font-style-complex="normal" style:font-weight-complex="normal"/>
    </style:style>
    <style:style style:name="T3" style:family="text">
      <style:text-properties fo:font-variant="normal" fo:text-transform="none" fo:color="#ffffff" loext:opacity="100%" loext:theme-color="lt1" style:text-outline="false" style:text-line-through-style="none" style:text-line-through-type="none" style:text-position="0% 100%" style:font-name="Open Sans1" fo:font-size="10pt" fo:letter-spacing="normal" fo:language="fr" fo:country="none" fo:font-style="normal" style:text-underline-style="none" fo:font-weight="bold" fo:background-color="transparent" style:font-name-asian="Open Sans1" style:font-size-asian="10pt" style:font-style-asian="normal" style:font-weight-asian="bold" style:font-name-complex="Open Sans1" style:font-size-complex="10pt" style:font-style-complex="normal" style:font-weight-complex="bold"/>
    </style:style>
    <style:style style:name="T4" style:family="text">
      <style:text-properties fo:font-variant="normal" fo:text-transform="none" fo:color="#4285f4" loext:opacity="100%" loext:theme-color="accent1" style:text-outline="false" style:text-line-through-style="none" style:text-line-through-type="none" style:text-position="0% 100%" style:font-name="Open Sans1" fo:font-size="9pt" fo:letter-spacing="normal" fo:language="fr" fo:country="none" fo:font-style="normal" style:text-underline-style="none" fo:font-weight="bold" fo:background-color="transparent" style:font-name-asian="Open Sans1" style:font-size-asian="9pt" style:font-style-asian="normal" style:font-weight-asian="bold" style:font-name-complex="Open Sans1" style:font-size-complex="9pt" style:font-style-complex="normal" style:font-weight-complex="bold"/>
    </style:style>
    <style:style style:name="T5" style:family="text">
      <style:text-properties fo:font-variant="normal" fo:text-transform="none" fo:color="#4285f4" loext:opacity="100%" loext:theme-color="accent1" style:text-outline="false" style:text-line-through-style="none" style:text-line-through-type="none" style:text-position="0% 100%" style:font-name="Open Sans1" fo:font-size="8pt" fo:letter-spacing="normal" fo:language="fr" fo:country="none" fo:font-style="normal" style:text-underline-style="none" fo:font-weight="normal" fo:background-color="transparent" style:font-name-asian="Open Sans1" style:font-size-asian="8pt" style:font-style-asian="normal" style:font-weight-asian="normal" style:font-name-complex="Open Sans1" style:font-size-complex="8pt" style:font-style-complex="normal" style:font-weight-complex="normal"/>
    </style:style>
    <style:style style:name="T6" style:family="text">
      <style:text-properties fo:font-variant="normal" fo:text-transform="none" fo:color="#0097a7" loext:opacity="100%" loext:theme-color="accent5" style:text-outline="false" style:text-line-through-style="none" style:text-line-through-type="none" style:text-position="0% 100%" style:font-name="Open Sans1" fo:font-size="10pt" fo:letter-spacing="normal" fo:language="en" fo:country="GB" fo:font-style="normal" style:text-underline-style="none" fo:font-weight="bold" fo:background-color="transparent" style:font-name-asian="Open Sans1" style:font-size-asian="10pt" style:font-style-asian="normal" style:font-weight-asian="bold" style:font-name-complex="Open Sans1" style:font-size-complex="10pt" style:font-style-complex="normal" style:font-weight-complex="bold"/>
    </style:style>
    <style:style style:name="T7" style:family="text">
      <style:text-properties fo:font-variant="normal" fo:text-transform="none" fo:color="#0097a7" loext:opacity="100%" loext:theme-color="accent5" style:text-outline="false" style:text-line-through-style="none" style:text-line-through-type="none" style:text-position="0% 100%" style:font-name="Open Sans1" fo:font-size="8pt" fo:letter-spacing="normal" fo:language="en" fo:country="GB" fo:font-style="normal" style:text-underline-style="none" fo:font-weight="normal" fo:background-color="transparent" style:font-name-asian="Open Sans1" style:font-size-asian="8pt" style:font-style-asian="normal" style:font-weight-asian="normal" style:font-name-complex="Open Sans1" style:font-size-complex="8pt" style:font-style-complex="normal" style:font-weight-complex="normal"/>
    </style:style>
    <style:style style:name="T8" style:family="text">
      <style:text-properties fo:font-variant="normal" fo:text-transform="none" fo:color="#0097a7" loext:opacity="100%" loext:theme-color="accent5" style:text-outline="false" style:text-line-through-style="none" style:text-line-through-type="none" style:text-position="0% 100%" style:font-name="Open Sans1" fo:font-size="9pt" fo:letter-spacing="normal" fo:language="fr" fo:country="none" fo:font-style="normal" style:text-underline-style="none" fo:font-weight="bold" fo:background-color="transparent" style:font-name-asian="Open Sans1" style:font-size-asian="9pt" style:font-style-asian="normal" style:font-weight-asian="bold" style:font-name-complex="Open Sans1" style:font-size-complex="9pt" style:font-style-complex="normal" style:font-weight-complex="bold"/>
    </style:style>
    <style:style style:name="T9" style:family="text">
      <style:text-properties fo:font-variant="normal" fo:text-transform="none" fo:color="#0097a7" loext:opacity="100%" loext:theme-color="accent5" style:text-outline="false" style:text-line-through-style="none" style:text-line-through-type="none" style:text-position="0% 100%" style:font-name="Open Sans1" fo:font-size="7pt" fo:letter-spacing="normal" fo:language="fr" fo:country="none" fo:font-style="normal" style:text-underline-style="none" fo:font-weight="normal" fo:background-color="transparent" style:font-name-asian="Open Sans1" style:font-size-asian="7pt" style:font-style-asian="normal" style:font-weight-asian="normal" style:font-name-complex="Open Sans1" style:font-size-complex="7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Open Sans1" fo:font-size="10pt" fo:letter-spacing="normal" fo:language="fr" fo:country="none" fo:font-style="normal" style:text-underline-style="none" fo:font-weight="normal" fo:background-color="transparent" style:font-name-asian="Open Sans1" style:font-size-asian="10pt" style:font-style-asian="normal" style:font-weight-asian="normal" style:font-name-complex="Open Sans1" style:font-size-complex="10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Arial1" fo:font-size="10pt" fo:letter-spacing="normal" fo:language="fr" fo:country="none"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2" draw:layer="layout" svg:width="4.791cm" svg:height="7.455cm" svg:x="0.209cm" svg:y="1.545cm">
          <text:p text:style-name="P1"><text:span text:style-name="T1">Besoins et problèmes</text:span></text:p>
          <text:p text:style-name="P1"><text:span text:style-name="T2">A quel(s) besoin(s) ou problème(s)</text:span></text:p>
          <text:p text:style-name="P1"><text:span text:style-name="T2">rencontrés par vos usagers votre solution va répondre ?</text:span></text:p>
          <text:p text:style-name="P1"><text:span text:style-name="T2"/></text:p>
          <text:p text:style-name="P1"><text:span text:style-name="T2">chaque agence de location des voitures utilise une application desktop, pour gérer les taches de location(gérer les voitures, stocker tout ancienne opération ) , et pour faciliter les relations avec les clients, mais avec cette solution il y à toujours des problèmes que rencontre les utilisateurs. Visiter plusieurs site avant de trouver un vehicul qui leur convient.</text:span></text:p>
          <text:p text:style-name="P1"><text:span text:style-name="T2"><text:s/></text:span><text:span text:style-name="T2">.</text:span></text:p>
          <text:p text:style-name="P1"><text:span text:style-name="T2"/></text:p>
          <text:p text:style-name="P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2" draw:layer="layout" svg:width="4.636cm" svg:height="7.455cm" svg:x="5.211cm" svg:y="1.367cm">
          <text:p text:style-name="P1"><text:span text:style-name="T1">Usagers</text:span></text:p>
          <text:p text:style-name="P1"><text:span text:style-name="T2">Quels sont les différents usagers que votre solution va cibler ?</text:span></text:p>
          <text:p text:style-name="P1"><text:span text:style-name="T2"/></text:p>
          <text:p text:style-name="P1"><text:span text:style-name="T2"/></text:p>
          <text:p text:style-name="P1"><text:span text:style-name="T2">Agence de location de vehicul et <text:s/>clients. L’agence qui peut se connecter à un espace admin, peut inserer des vehicules avec leurs caractéristiques et pouvoir en retrancher d’autres. Le client peut se connecter pour regarder les annonces des agences proches de chez lui et Faire des recherches selon certaines critères et pouvoir demander la location d’un véhicul qui le convient. </text:span></text:p>
          <text:p text:style-name="P1"><text:span text:style-name="T2">L’administrateur sera en mesure d’accepter ou de refuser la demande selon que le profil de la personne est conventionnel ou non. </text:span></text:p>
          <text:p text:style-name="P3"><text:span text:style-name="T3"><text:tab/></text:span><text:span text:style-name="T3"><text:tab/></text:span><text:span text:style-name="T3"><text:tab/></text:span><text:span text:style-name="T3"><text:tab/></text:span><text:span text:style-name="T3"><text:tab/></text:span></text:p>
          <text:p text:style-name="P1"><text:span text:style-name="T3"><text:tab/></text:span><text:span text:style-name="T3"><text:tab/></text:span><text:span text:style-name="T3"><text:tab/></text:span><text:span text:style-name="T3"><text:tab/></text:span></text:p>
          <text:p text:style-name="P1"><text:span text:style-name="T3"><text:tab/></text:span><text:span text:style-name="T3"><text:tab/></text:span><text:span text:style-name="T3"><text:tab/></text:span></text:p>
          <text:p text:style-name="P1"><text:span text:style-name="T3"><text:tab/></text:span><text:span text:style-name="T3"><text:tab/></text:span></text:p>
          <text:p text:style-name="P1"><text:span text:style-name="T3"><text:s/></text:span><text:span text:style-name="T3">clients/usagers que votre solution va cibler ?</text:span></text:p>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13" draw:style-name="gr3" draw:text-style-name="P2" draw:layer="layout" svg:width="4.791cm" svg:height="12.671cm" svg:x="10.116cm" svg:y="1.367cm">
          <text:p text:style-name="P1"><text:span text:style-name="T4">Notre solution</text:span></text:p>
          <text:p text:style-name="P1"><text:span text:style-name="T5">Vous pouvez insérer votre logo/visuels ici. Résumez votre solution en quelques mots succincts (proposition de valeur)</text:span></text:p>
          <text:p text:style-name="P1"><text:span text:style-name="T5"/></text:p>
          <text:p text:style-name="P1"><text:span text:style-name="T5">1) authentification</text:span></text:p>
          <text:p text:style-name="P1"><text:span text:style-name="T5">2) recherche par critères</text:span></text:p>
          <text:p text:style-name="P1"><text:span text:style-name="T5">3) Toute personne peut voir ou reserver un ou plusieurs vehicul</text:span></text:p>
          <text:p text:style-name="P1"><text:span text:style-name="T5">4)Choisir sa réservation, à l'aide des informations spécifiques concernant le type de</text:span></text:p>
          <text:p text:style-name="P1"><text:span text:style-name="T5">véhicule le tarif et des autres fonctionnalités de véhicule.</text:span></text:p>
          <text:p text:style-name="P1"><text:span text:style-name="T5">5) Remplir un formulaire après Le choix de véhicule.</text:span></text:p>
          <text:p text:style-name="P1"><text:span text:style-name="T5">6) Le client doit signer un contrat de location à l'agence</text:span></text:p>
          <text:p text:style-name="P1"><text:span text:style-name="T5">7) devis genéré de façon automatique</text:span></text:p>
          <text:p text:style-name="P1"><text:span text:style-name="T5">8) Chaque agence gère son espace personnalisé (ajouter des vehicules, les modifier ou encore les supprimer)</text:span></text:p>
          <text:p text:style-name="P1"><text:span text:style-name="T5">9) Responsable du site peut supprimer des agences qui ne respectent pas les normes établis par le site</text:span></text:p>
          <text:p text:style-name="P1"><text:span text:style-name="T5">10)signalement pour les utilisateurs et pour les locataires</text:span></text:p>
          <text:p text:style-name="P1"><text:span text:style-name="T5">11) messages automatique lors de la récupération de la voiture et lors du rendu</text:span></text:p>
          <text:p text:style-name="P1"><text:span text:style-name="T5">11) Comparateur de location de voiture.</text:span></text:p>
          <text:p text:style-name="P1"><text:span text:style-name="T5"><text:s/></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13" draw:style-name="gr4" draw:text-style-name="P2" draw:layer="layout" svg:width="4.791cm" svg:height="7.455cm" svg:x="15.164cm" svg:y="1.367cm">
          <text:p text:style-name="P1"><text:span text:style-name="T6">Usages</text:span></text:p>
          <text:p text:style-name="P1"><text:span text:style-name="T7">Comment vos usagers vont-ils utiliser votre solution ? Qu’est-ce que cela changera pour eux ?</text:span></text:p>
          <text:p text:style-name="P1"><text:span text:style-name="T7"/></text:p>
          <text:p text:style-name="P1"><text:span text:style-name="T7">Au lieu de visiter plusieurs sites pour trouver ce qu’il cherche, un utilisateur peut à travers notre site trouver ce qu’il cherche dans un temps record car notre site se sert de la base de données de plusieurs egances pour trouver le produit le plus apte à correspondre aux critères de l’utilisat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13" draw:style-name="gr5" draw:text-style-name="P2" draw:layer="layout" svg:width="4.791cm" svg:height="7.455cm" svg:x="20.211cm" svg:y="1.367cm">
          <text:p text:style-name="P1"><text:span text:style-name="T6">Accès</text:span></text:p>
          <text:p text:style-name="P1"><text:span text:style-name="T7">Comment avez-vous optimisé le parcours utilisateur pour faciliter l’accès aux données/informations ?</text:span></text:p>
          <text:p text:style-name="P1"><text:span text:style-name="T7"/></text:p>
          <text:p text:style-name="P1"><text:span text:style-name="T7">L’utilisation d’un filtre pour cibler les recherc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13" draw:style-name="gr6" draw:text-style-name="P2" draw:layer="layout" svg:width="9.696cm" svg:height="5.071cm" svg:x="0.151cm" svg:y="9cm">
          <text:p text:style-name="P1"><text:span text:style-name="T1">Solutions existantes</text:span></text:p>
          <text:p text:style-name="P1"><text:span text:style-name="T2">Quelle(s) solution(s) existe(nt) déjà aujourd’hui pour répondre à ces besoins ?</text:span></text:p>
          <text:p text:style-name="P1"><text:span text:style-name="T2">En quoi votre solution est-elle différente ?</text:span></text:p>
          <text:p text:style-name="P1"><text:span text:style-name="T2"/></text:p>
          <text:p text:style-name="P1"><text:span text:style-name="T2">La solution la plus repandu est l’agence connu Rentalcar.</text:span></text:p>
          <text:p text:style-name="P1"><text:span text:style-name="T2">Notre solution sera differente dans la mesure où elle recense plusieurs site de location de voiture en un site, ce qui reduit considerablement le temps de recherc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13" draw:style-name="gr7" draw:text-style-name="P2" draw:layer="layout" svg:width="9.85cm" svg:height="5.071cm" svg:x="15.152cm" svg:y="9cm">
          <text:p text:style-name="P1"><text:span text:style-name="T8">Base de données</text:span></text:p>
          <text:p text:style-name="P1"><text:span text:style-name="T9">Comment allez-vous récolter et préparer votre base de données (plusieurs sources, croisement de données, etc.) ? Quels sont vos sources d’importation des donnés ?</text:span></text:p>
          <text:p text:style-name="P1"><text:span text:style-name="T9"/></text:p>
          <text:p text:style-name="P1"><text:span text:style-name="T9">Notre base de données provient des sites internets importé en format csv. On prevoit de croiser plusieurs BD pour differents agenc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3" draw:style-name="gr8" draw:text-style-name="P2" draw:layer="layout" svg:width="7.418cm" svg:height="0.848cm" svg:x="2.429cm" svg:y="0.249cm">
          <text:p text:style-name="P1"><text:span text:style-name="T10">Nom du projet : Bibliothè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3" draw:style-name="gr9" draw:text-style-name="P2" draw:layer="layout" svg:width="14.886cm" svg:height="0.848cm" svg:x="10.116cm" svg:y="0.249cm">
          <text:p text:style-name="P1"><text:span text:style-name="T11">Membres : Karim Tche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13" draw:style-name="gr10" draw:text-style-name="P2" draw:layer="layout" svg:width="2.053cm" svg:height="0.848cm" svg:x="0.164cm" svg:y="0.249cm">
          <text:p text:style-name="P1"><text:span text:style-name="T10">Gr. 1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11" draw:layer="layout" svg:width="16.932cm" svg:height="9.524cm" svg:x="1.058cm" svg:y="1.905cm" draw:page-number="1" presentation:class="page"/>
          <draw:frame draw:name="Google Shape;52;p:notes" presentation:style-name="pr1"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 Sans" svg:font-family="'Open Sans'" style:font-pitch="variable"/>
    <style:font-face style:name="Open Sans1" svg:font-family="'Open Sans'"/>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loext:fill-theme-color="lt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loext:fill-use-slide-background="false"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loext:opacity="100%" loext:theme-color="dk2" style:text-outline="false" style:text-line-through-style="none" style:text-line-through-type="none" style:text-position="0% 100%" style:font-name="Arial1" fo:font-size="10pt" fo:letter-spacing="normal" fo:language="fr" fo:country="none"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TITLE" style:page-layout-name="PM1" draw:style-name="Mdp1">
      <loext:theme loext:name="Simple Light">
        <loext:color-table loext:name="Simple Light">
          <loext:color loext:name="dk1" loext:color="#000000"/>
          <loext:color loext:name="lt1" loext:color="#ffffff"/>
          <loext:color loext:name="dk2" loext:color="#595959"/>
          <loext:color loext:name="l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éro&gt;</text:page-number></text:span></text:p>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owerPoint Presentation</dc:title>
    <meta:editing-cycles>8</meta:editing-cycles>
    <dc:date>2022-10-05T13:35:33.409000000</dc:date>
    <meta:editing-duration>PT10H5M56S</meta:editing-duration>
    <meta:generator>LibreOffice/7.4.1.2$Windows_X86_64 LibreOffice_project/3c58a8f3a960df8bc8fd77b461821e42c061c5f0</meta:generator>
    <meta:document-statistic meta:object-count="30"/>
    <meta:user-defined meta:name="AppVersion">16.0000</meta:user-defined>
    <meta:user-defined meta:name="Notes" meta:value-type="float">1</meta:user-defined>
    <meta:user-defined meta:name="PresentationFormat">On-screen Show (16:9)</meta:user-defined>
    <meta:user-defined meta:name="Slides" meta:value-type="float">1</meta:user-defined>
  </office:meta>
</office:document-meta>
</file>